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4pt" fo:font-weight="bold" officeooo:rsid="003837d2" officeooo:paragraph-rsid="003837d2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Times New Roman" fo:font-size="11pt" style:font-size-asian="11pt" style:font-size-complex="11pt"/>
    </style:style>
    <style:style style:name="P4" style:family="paragraph" style:parent-style-name="Standard">
      <style:text-properties style:font-name="Times New Roman" fo:font-size="11pt" officeooo:rsid="00730eac" officeooo:paragraph-rsid="00785466" style:font-size-asian="11pt" style:font-size-complex="11pt"/>
    </style:style>
    <style:style style:name="P5" style:family="paragraph" style:parent-style-name="Standard">
      <style:text-properties style:font-name="Times New Roman" fo:font-size="11pt" fo:font-weight="normal" officeooo:rsid="0086ce36" officeooo:paragraph-rsid="0086ce36" style:font-name-asian="Times New Roman1" style:font-size-asian="11pt" style:font-weight-asian="normal" style:font-name-complex="Times New Roman1" style:font-size-complex="11pt" style:font-weight-complex="normal"/>
    </style:style>
    <style:style style:name="P6" style:family="paragraph" style:parent-style-name="Standard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Times New Roman" fo:font-size="11pt" officeooo:rsid="007ef209" officeooo:paragraph-rsid="008b45b4" style:font-name-asian="Times New Roman1" style:font-size-asian="11pt" style:font-name-complex="Times New Roman1" style:font-size-complex="11pt"/>
    </style:style>
    <style:style style:name="P8" style:family="paragraph" style:parent-style-name="Standard">
      <style:text-properties style:font-name="Times New Roman" fo:font-size="11pt" officeooo:rsid="007ef209" officeooo:paragraph-rsid="008b45b4" style:font-size-asian="9.60000038146973pt" style:font-size-complex="11pt"/>
    </style:style>
    <style:style style:name="P9" style:family="paragraph" style:parent-style-name="Standard">
      <style:text-properties style:font-name="Times New Roman" fo:font-size="14pt" fo:font-weight="bold" officeooo:rsid="003b06e1" officeooo:paragraph-rsid="009cce99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Times New Roman" fo:font-size="14pt" fo:font-weight="bold" officeooo:rsid="003b06e1" officeooo:paragraph-rsid="003b06e1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Times New Roman" fo:font-size="14pt" fo:font-weight="bold" officeooo:rsid="0030f128" officeooo:paragraph-rsid="0030f128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Times New Roman" fo:font-size="14pt" fo:font-weight="bold" officeooo:rsid="00a8e9f5" officeooo:paragraph-rsid="00a8e9f5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Times New Roman" fo:font-size="14pt" fo:font-weight="bold" officeooo:rsid="00765f77" officeooo:paragraph-rsid="008b45b4" style:font-name-asian="Times New Roman1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>
      <style:text-properties style:font-name="Times New Roman" fo:font-size="14pt" fo:font-weight="bold" officeooo:rsid="00765f77" officeooo:paragraph-rsid="008c633b" style:font-name-asian="Times New Roman1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style:text-properties style:font-name="Times New Roman" fo:font-size="14pt" fo:font-weight="bold" officeooo:rsid="007ef209" officeooo:paragraph-rsid="008b45b4" style:font-name-asian="Times New Roman1" style:font-size-asian="14pt" style:font-weight-asian="bold" style:font-name-complex="Times New Roman1" style:font-size-complex="14pt" style:font-weight-complex="bold"/>
    </style:style>
    <style:style style:name="P16" style:family="paragraph" style:parent-style-name="Standard">
      <style:text-properties style:font-name="Times New Roman" fo:font-size="14pt" fo:font-weight="bold" officeooo:rsid="00730eac" officeooo:paragraph-rsid="006bce97" style:font-name-asian="Times New Roman1" style:font-size-asian="14pt" style:font-weight-asian="bold" style:font-name-complex="Times New Roman1" style:font-size-complex="14pt" style:font-weight-complex="bold"/>
    </style:style>
    <style:style style:name="P17" style:family="paragraph" style:parent-style-name="Standard">
      <style:text-properties style:font-name="Times New Roman" fo:font-size="14pt" fo:font-weight="bold" officeooo:rsid="0083a044" officeooo:paragraph-rsid="0083a044" style:font-name-asian="Times New Roman1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>
      <style:text-properties style:font-name="Times New Roman" fo:font-size="14pt" officeooo:rsid="00765f77" officeooo:paragraph-rsid="008c633b" style:font-name-asian="Times New Roman1" style:font-size-asian="14pt" style:font-name-complex="Times New Roman1" style:font-size-complex="14pt"/>
    </style:style>
    <style:style style:name="P19" style:family="paragraph" style:parent-style-name="Standard">
      <style:text-properties style:font-name="Times New Roman" fo:font-size="12pt" fo:font-weight="normal" officeooo:rsid="00a87e8c" officeooo:paragraph-rsid="00a87e8c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end" style:justify-single-word="false"/>
      <style:text-properties style:font-name="Times New Roman" fo:font-size="12pt" fo:font-weight="normal" officeooo:rsid="003837d2" officeooo:paragraph-rsid="003837d2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Times New Roman" officeooo:rsid="001f4b5f" officeooo:paragraph-rsid="001f4b5f"/>
    </style:style>
    <style:style style:name="P22" style:family="paragraph" style:parent-style-name="Standard">
      <style:text-properties style:font-name="Times New Roman" fo:font-size="16pt" fo:font-weight="bold" officeooo:rsid="003640d8" officeooo:paragraph-rsid="003640d8" style:font-size-asian="16pt" style:font-weight-asian="bold" style:font-size-complex="16pt" style:font-weight-complex="bold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Times New Roman" fo:font-size="11pt" fo:font-weight="normal" officeooo:rsid="003fd1a0" officeooo:paragraph-rsid="003fd1a0" style:font-name-asian="Times New Roman1" style:font-size-asian="11pt" style:font-weight-asian="normal" style:font-name-complex="Times New Roman1" style:font-size-complex="11pt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bold" officeooo:rsid="003fd1a0" officeooo:paragraph-rsid="003fd1a0" style:font-name-asian="Times New Roman1" style:font-size-asian="12pt" style:font-weight-asian="bold" style:font-name-complex="Times New Roman1" style:font-size-complex="12pt" style:font-weight-complex="bold"/>
    </style:style>
    <style:style style:name="P25" style:family="paragraph" style:parent-style-name="Standard" style:list-style-name="L1">
      <style:text-properties style:font-name="Times New Roman" fo:font-size="11pt" officeooo:rsid="001f4b5f" officeooo:paragraph-rsid="001f4b5f" style:font-size-asian="11pt" style:font-size-complex="11pt"/>
    </style:style>
    <style:style style:name="P26" style:family="paragraph" style:parent-style-name="Standard" style:list-style-name="L2">
      <style:text-properties style:font-name="Times New Roman" fo:font-size="11pt" officeooo:rsid="001f4b5f" officeooo:paragraph-rsid="001f4b5f" style:font-size-asian="11pt" style:font-size-complex="11pt"/>
    </style:style>
    <style:style style:name="P27" style:family="paragraph" style:parent-style-name="Standard" style:list-style-name="L3">
      <style:text-properties style:font-name="Times New Roman" fo:font-size="11pt" officeooo:rsid="001f4b5f" officeooo:paragraph-rsid="001f4b5f" style:font-size-asian="11pt" style:font-size-complex="11pt"/>
    </style:style>
    <style:style style:name="P28" style:family="paragraph" style:parent-style-name="Standard" style:list-style-name="L3">
      <style:text-properties style:font-name="Times New Roman" fo:font-size="11pt" officeooo:rsid="001f4b5f" officeooo:paragraph-rsid="004fb713" style:font-size-asian="11pt" style:font-size-complex="11pt"/>
    </style:style>
    <style:style style:name="P29" style:family="paragraph" style:parent-style-name="Standard" style:list-style-name="L4">
      <style:text-properties style:font-name="Times New Roman" fo:font-size="11pt" officeooo:rsid="001f4b5f" officeooo:paragraph-rsid="001f4b5f" style:font-size-asian="11pt" style:font-size-complex="11pt"/>
    </style:style>
    <style:style style:name="P30" style:family="paragraph" style:parent-style-name="Standard" style:list-style-name="L4">
      <style:text-properties style:font-name="Times New Roman" fo:font-size="11pt" officeooo:rsid="001f4b5f" officeooo:paragraph-rsid="009207ff" style:font-size-asian="11pt" style:font-size-complex="11pt"/>
    </style:style>
    <style:style style:name="P31" style:family="paragraph" style:parent-style-name="Standard" style:list-style-name="L3">
      <style:text-properties style:font-name="Times New Roman" fo:font-size="11pt" officeooo:rsid="004e92de" officeooo:paragraph-rsid="004e92de" style:font-size-asian="11pt" style:font-size-complex="11pt"/>
    </style:style>
    <style:style style:name="P32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3" style:family="paragraph" style:parent-style-name="Standard" style:list-style-name="L5">
      <style:text-properties style:font-name="Times New Roman" fo:font-size="11pt" fo:font-weight="bold" officeooo:rsid="009feeb0" officeooo:paragraph-rsid="009feeb0" style:font-size-asian="11pt" style:font-weight-asian="bold" style:font-size-complex="11pt" style:font-weight-complex="bold"/>
    </style:style>
    <style:style style:name="P34" style:family="paragraph" style:parent-style-name="Standard" style:list-style-name="L5">
      <style:text-properties style:font-name="Times New Roman" fo:font-size="11pt" fo:font-weight="bold" officeooo:rsid="00a52a4c" officeooo:paragraph-rsid="00a52a4c" style:font-size-asian="11pt" style:font-weight-asian="bold" style:font-size-complex="11pt" style:font-weight-complex="bold"/>
    </style:style>
    <style:style style:name="P35" style:family="paragraph" style:parent-style-name="Standard" style:list-style-name="L5">
      <style:text-properties style:font-name="Times New Roman" fo:font-size="11pt" fo:font-weight="bold" officeooo:rsid="00a87e8c" officeooo:paragraph-rsid="00a87e8c" style:font-size-asian="11pt" style:font-weight-asian="bold" style:font-size-complex="11pt" style:font-weight-complex="bold"/>
    </style:style>
    <style:style style:name="P36" style:family="paragraph" style:parent-style-name="Standard" style:list-style-name="L1">
      <style:text-properties style:font-name="Times New Roman" officeooo:rsid="001f4b5f" officeooo:paragraph-rsid="001f4b5f"/>
    </style:style>
    <style:style style:name="P37" style:family="paragraph" style:parent-style-name="Standard" style:list-style-name="L2">
      <style:text-properties style:font-name="Times New Roman" officeooo:rsid="001f4b5f" officeooo:paragraph-rsid="001f4b5f"/>
    </style:style>
    <style:style style:name="P38" style:family="paragraph" style:parent-style-name="Standard" style:list-style-name="L3">
      <style:text-properties style:font-name="Times New Roman" officeooo:rsid="001f4b5f" officeooo:paragraph-rsid="001f4b5f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504012" style:font-size-asian="11pt" style:font-size-complex="11pt"/>
    </style:style>
    <style:style style:name="T3" style:family="text">
      <style:text-properties fo:font-size="11pt" officeooo:rsid="0051b452" style:font-size-asian="11pt" style:font-size-complex="11pt"/>
    </style:style>
    <style:style style:name="T4" style:family="text">
      <style:text-properties fo:font-size="11pt" officeooo:rsid="00730eac" style:font-size-asian="11pt" style:font-size-complex="11pt"/>
    </style:style>
    <style:style style:name="T5" style:family="text">
      <style:text-properties fo:font-size="11pt" officeooo:rsid="0077910b" style:font-size-asian="11pt" style:font-size-complex="11pt"/>
    </style:style>
    <style:style style:name="T6" style:family="text">
      <style:text-properties fo:font-size="11pt" officeooo:rsid="007aa5b4" style:font-size-asian="11pt" style:font-size-complex="11pt"/>
    </style:style>
    <style:style style:name="T7" style:family="text">
      <style:text-properties fo:font-size="11pt" officeooo:rsid="00ba5a4e" style:font-size-asian="11pt" style:font-size-complex="11pt"/>
    </style:style>
    <style:style style:name="T8" style:family="text">
      <style:text-properties fo:font-size="11pt" officeooo:rsid="00bbb3b2" style:font-size-asian="11pt" style:font-size-complex="11pt"/>
    </style:style>
    <style:style style:name="T9" style:family="text">
      <style:text-properties fo:font-size="11pt" officeooo:rsid="00d838de" style:font-size-asian="11pt" style:font-size-complex="11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a28f4d" style:font-weight-asian="normal" style:font-weight-complex="normal"/>
    </style:style>
    <style:style style:name="T12" style:family="text">
      <style:text-properties fo:font-weight="normal" officeooo:rsid="00a486e5" style:font-weight-asian="normal" style:font-weight-complex="normal"/>
    </style:style>
    <style:style style:name="T13" style:family="text">
      <style:text-properties fo:font-weight="normal" officeooo:rsid="00a59188" style:font-weight-asian="normal" style:font-weight-complex="normal"/>
    </style:style>
    <style:style style:name="T14" style:family="text">
      <style:text-properties fo:font-weight="normal" officeooo:rsid="00a7463c" style:font-weight-asian="normal" style:font-weight-complex="normal"/>
    </style:style>
    <style:style style:name="T1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6" style:family="text">
      <style:text-properties officeooo:rsid="00781289"/>
    </style:style>
    <style:style style:name="T17" style:family="text">
      <style:text-properties officeooo:rsid="0080bbbb"/>
    </style:style>
    <style:style style:name="T18" style:family="text">
      <style:text-properties officeooo:rsid="008e02c3"/>
    </style:style>
    <style:style style:name="T19" style:family="text">
      <style:text-properties officeooo:rsid="008fa12c"/>
    </style:style>
    <style:style style:name="T20" style:family="text">
      <style:text-properties officeooo:rsid="009207ff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officeooo:rsid="009cce99"/>
    </style:style>
    <style:style style:name="T23" style:family="text">
      <style:text-properties officeooo:rsid="00a486e5"/>
    </style:style>
    <style:style style:name="T24" style:family="text">
      <style:text-properties fo:font-variant="normal" fo:text-transform="none" fo:color="#222222" fo:letter-spacing="normal" fo:font-style="normal"/>
    </style:style>
    <style:style style:name="T25" style:family="text">
      <style:text-properties fo:font-variant="normal" fo:text-transform="none" fo:color="#222222" fo:letter-spacing="normal" fo:font-style="normal" officeooo:rsid="00b397f6"/>
    </style:style>
    <style:style style:name="T26" style:family="text">
      <style:text-properties fo:font-variant="normal" fo:text-transform="none" fo:color="#222222" fo:letter-spacing="normal" fo:font-style="normal" officeooo:rsid="00b4662c"/>
    </style:style>
    <style:style style:name="T27" style:family="text">
      <style:text-properties fo:font-variant="normal" fo:text-transform="none" fo:color="#222222" fo:letter-spacing="normal" fo:font-style="normal" officeooo:rsid="00b94eb3"/>
    </style:style>
    <style:style style:name="T28" style:family="text">
      <style:text-properties officeooo:rsid="003fd1a0" style:font-name-asian="Times New Roman1" style:font-name-complex="Times New Roman1"/>
    </style:style>
    <style:style style:name="T29" style:family="text">
      <style:text-properties officeooo:rsid="009a3b7b" style:font-name-asian="Times New Roman1" style:font-name-complex="Times New Roman1"/>
    </style:style>
    <style:style style:name="T30" style:family="text">
      <style:text-properties officeooo:rsid="00b9a9a8"/>
    </style:style>
    <style:style style:name="T31" style:family="text">
      <style:text-properties officeooo:rsid="00b9ad05"/>
    </style:style>
    <style:style style:name="T32" style:family="text">
      <style:text-properties officeooo:rsid="00ba5a4e"/>
    </style:style>
    <style:style style:name="T33" style:family="text">
      <style:text-properties officeooo:rsid="00be0fe3"/>
    </style:style>
    <style:style style:name="T34" style:family="text">
      <style:text-properties officeooo:rsid="00cf2219"/>
    </style:style>
    <style:style style:name="T35" style:family="text">
      <style:text-properties officeooo:rsid="00d44a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Bala Subrahmanyam Varanasi</text:p>
      <text:p text:style-name="P1"><text:span text:style-name="T15">Email: </text:span><text:a xlink:type="simple" xlink:href="mailto:vabasu@gmail.com" text:style-name="Internet_20_link" text:visited-style-name="Visited_20_Internet_20_Link"><text:span text:style-name="T15">vabasu@gmail.com</text:span></text:a></text:p>
      <text:p text:style-name="P20">Mobile: +919985415959</text:p>
      <text:p text:style-name="P12"/>
      <text:p text:style-name="P12">Summary</text:p>
      <text:p text:style-name="P3"><text:span text:style-name="T26">I'm a</text:span><text:span text:style-name="T24"> Software Developer </text:span><text:span text:style-name="T26">and Entrepreneur</text:span><text:span text:style-name="T24"> </text:span><text:span text:style-name="T25">having</text:span><text:span text:style-name="T24"> experience in the areas of Development, Design and Management of various Web and Mobile applications </text:span><text:span text:style-name="T27">using Python/Django, Ruby on Rails and Android</text:span><text:span text:style-name="T24">. I'm also an Open-Source Enthusiast, loves to read and teach open source tools.</text:span></text:p>
      <text:p text:style-name="P3"/>
      <text:p text:style-name="P10">Experience</text:p>
      <text:p text:style-name="P24">Founder at Firebolt Labs, Aug 2014 – Present</text:p>
      <text:p text:style-name="P6"><text:span text:style-name="T28">Heading the day-to-day-operations, as well as </text:span><text:span text:style-name="T29">handl</text:span><text:span text:style-name="T28">ing the company’s </text:span><text:span text:style-name="T29">product and consulting</text:span><text:span text:style-name="T28"> </text:span><text:span text:style-name="T29">projects.</text:span></text:p>
      <text:p text:style-name="P23"/>
      <text:p text:style-name="P24">Software Developer at Crypsis Technologies, Sept 2013 - Jul<text:span text:style-name="T34">y</text:span> 2014</text:p>
      <text:p text:style-name="P23">Involved in the development of web and mobile apps using various technologies like Ruby on Rails,</text:p>
      <text:p text:style-name="P23">Android and NodeJS.</text:p>
      <text:p text:style-name="P23"/>
      <text:p text:style-name="P24"><text:span text:style-name="T35">Intern and </text:span>Software Developer at Agiliq Info Solutions, <text:span text:style-name="T35">Dec</text:span> 201<text:span text:style-name="T35">1</text:span> – Aug 2013</text:p>
      <text:p text:style-name="P23">Worked with several clients across the globe on various projects and helped them in building various web and mobile apps using Python/Django and Android.</text:p>
      <text:p text:style-name="P23"/>
      <text:p text:style-name="P17">Interests</text:p>
      <text:p text:style-name="P5"><text:span text:style-name="T30">FOSS, </text:span>Web Development, Mobile Development, <text:span text:style-name="T31">Machine Learning</text:span> and Artificial Intelligence.</text:p>
      <text:p text:style-name="P5"/>
      <text:p text:style-name="P16">Key Skills</text:p>
      <text:p text:style-name="P4">Python, Django, Ruby on Rails, <text:span text:style-name="T16">Flask, </text:span>Android, HTML5, CSS3, jQuery, AngularJS, GIT, Ubuntu, MySQL, PostgreSQL, MongoDB.</text:p>
      <text:p text:style-name="P4"/>
      <text:p text:style-name="P11">Projects</text:p>
      <text:p text:style-name="P2"/>
      <text:p text:style-name="P2">Open Source</text:p>
      <text:list xml:id="list8522510570760440191" text:style-name="L1">
        <text:list-item>
          <text:p text:style-name="P25"><text:a xlink:type="simple" xlink:href="https://github.com/agiliq/django-graphos/commits?author=Balu-Varanasi" text:style-name="Internet_20_link" text:visited-style-name="Visited_20_Internet_20_Link">Feature Development</text:a> in <text:a xlink:type="simple" xlink:href="https://github.com/agiliq/django-graphos" text:style-name="Internet_20_link" text:visited-style-name="Visited_20_Internet_20_Link">django-graphos</text:a>.</text:p>
        </text:list-item>
        <text:list-item>
          <text:p text:style-name="P25"><text:a xlink:type="simple" xlink:href="https://github.com/scikit-learn/scikit-learn/commits?author=Balu-Varanasi" text:style-name="Internet_20_link" text:visited-style-name="Visited_20_Internet_20_Link">Bugfixes and pep8 improvements</text:a> in <text:a xlink:type="simple" xlink:href="http://scikit-learn.org/" text:style-name="Internet_20_link" text:visited-style-name="Visited_20_Internet_20_Link">scikit-learn</text:a>.</text:p>
        </text:list-item>
        <text:list-item>
          <text:p text:style-name="P25"><text:a xlink:type="simple" xlink:href="https://github.com/joblib/joblib/commits?author=Balu-Varanasi" text:style-name="Internet_20_link" text:visited-style-name="Visited_20_Internet_20_Link">pep8 improvements</text:a> in <text:a xlink:type="simple" xlink:href="http://packages.python.org/joblib/" text:style-name="Internet_20_link" text:visited-style-name="Visited_20_Internet_20_Link">joblib</text:a>.</text:p>
        </text:list-item>
        <text:list-item>
          <text:p text:style-name="P25"><text:a xlink:type="simple" xlink:href="https://github.com/Balu-Varanasi/sentiment-analyzer" text:style-name="Internet_20_link" text:visited-style-name="Visited_20_Internet_20_Link">Sentiment Analyzer</text:a>, a simple sentiment classification tool for Telugu Language.</text:p>
        </text:list-item>
        <text:list-item>
          <text:p text:style-name="P25"><text:a xlink:type="simple" xlink:href="https://github.com/agiliq/join.agiliq.com/commits?author=Balu-Varanasi" text:style-name="Internet_20_link" text:visited-style-name="Visited_20_Internet_20_Link">Feature Improvements and Test Cases</text:a> in <text:a xlink:type="simple" xlink:href="https://github.com/agiliq/join.agiliq.com/" text:style-name="Internet_20_link" text:visited-style-name="Visited_20_Internet_20_Link">Join.agiliq.com</text:a></text:p>
        </text:list-item>
        <text:list-item>
          <text:p text:style-name="P36"><text:a xlink:type="simple" xlink:href="https://github.com/agiliq/djenofdjango/commits?author=Balu-Varanasi" text:style-name="Internet_20_link" text:visited-style-name="Visited_20_Internet_20_Link"><text:span text:style-name="T1">Improvments to code samples</text:span></text:a><text:span text:style-name="T1"> </text:span><text:span text:style-name="T9">in</text:span><text:span text:style-name="T1"> </text:span><text:a xlink:type="simple" xlink:href="http://agiliq.com/books/djenofdjango" text:style-name="Internet_20_link" text:visited-style-name="Visited_20_Internet_20_Link"><text:span text:style-name="T1">DjenOfDjango</text:span></text:a><text:span text:style-name="T1">.</text:span></text:p>
        </text:list-item>
      </text:list>
      <text:p text:style-name="P21"/>
      <text:p text:style-name="P2">Django Applications</text:p>
      <text:list xml:id="list1831648565198844651" text:style-name="L2">
        <text:list-item>
          <text:p text:style-name="P26"><text:a xlink:type="simple" xlink:href="https://sufo.org/" text:style-name="Internet_20_link" text:visited-style-name="Visited_20_Internet_20_Link">Sufo</text:a>, an Educational Video site for Physicians.</text:p>
        </text:list-item>
        <text:list-item>
          <text:p text:style-name="P26">Feature Developments in <text:a xlink:type="simple" xlink:href="http://www.suggestar.com/" text:style-name="Internet_20_link" text:visited-style-name="Visited_20_Internet_20_Link">Suggestar</text:a>.</text:p>
        </text:list-item>
        <text:list-item>
          <text:p text:style-name="P26">Customized the Django Admin CMS for <text:a xlink:type="simple" xlink:href="http://www.cinesport.com/" text:style-name="Internet_20_link" text:visited-style-name="Visited_20_Internet_20_Link">CineSport</text:a>, an innovative web video syndication company.</text:p>
        </text:list-item>
        <text:list-item>
          <text:p text:style-name="P26">Feature Development in <text:a xlink:type="simple" xlink:href="http://www.traveldojo.com/" text:style-name="Internet_20_link" text:visited-style-name="Visited_20_Internet_20_Link">TravelDojo</text:a>, a company to create travel guides to the Southeast Asia region.</text:p>
        </text:list-item>
        <text:list-item>
          <text:p text:style-name="P26">Testing and Bugfixes <text:a xlink:type="simple" xlink:href="https://www.occasiohealth.org/" text:style-name="Internet_20_link" text:visited-style-name="Visited_20_Internet_20_Link">Ocassio Health Strategies</text:a>.</text:p>
        </text:list-item>
        <text:list-item>
          <text:p text:style-name="P26">Seeded <text:a xlink:type="simple" xlink:href="http://hyderabadwiki.com/" text:style-name="Internet_20_link" text:visited-style-name="Visited_20_Internet_20_Link">HyderabadWiki</text:a> with Wikipedia dump in LocalWiki Format.</text:p>
        </text:list-item>
        <text:list-item>
          <text:p text:style-name="P37"><text:a xlink:type="simple" xlink:href="https://github.com/Balu-Varanasi/The_Xaming_Arena" text:style-name="Internet_20_link" text:visited-style-name="Visited_20_Internet_20_Link"><text:span text:style-name="T1">The Xaming Arena</text:span></text:a><text:span text:style-name="T1">, a simple Online Examination system using Django framework.</text:span></text:p>
        </text:list-item>
      </text:list>
      <text:p text:style-name="P2"/>
      <text:p text:style-name="P2">Ruby on Rails Applications</text:p>
      <text:list xml:id="list3714538628487900222" text:style-name="L3">
        <text:list-item>
          <text:p text:style-name="P27">Mr Delicious, an online food delivery system.</text:p>
        </text:list-item>
        <text:list-item>
          <text:p text:style-name="P27"><text:a xlink:type="simple" xlink:href="http://investmentclub.stockviews.com/" text:style-name="Internet_20_link" text:visited-style-name="Visited_20_Internet_20_Link">Investment Club</text:a> <text:span text:style-name="T18">by</text:span> <text:a xlink:type="simple" xlink:href="http://www.stockviews.com/" text:style-name="Internet_20_link" text:visited-style-name="Visited_20_Internet_20_Link">StockViews</text:a>.</text:p>
        </text:list-item>
        <text:list-item>
          <text:p text:style-name="P31">Feature <text:span text:style-name="T32">Development</text:span> in <text:a xlink:type="simple" xlink:href="http://swym.it/" text:style-name="Internet_20_link" text:visited-style-name="Visited_20_Internet_20_Link">Swym</text:a>.</text:p>
        </text:list-item>
        <text:list-item>
          <text:p text:style-name="P28"><text:a xlink:type="simple" xlink:href="http://myvirtualanalyst.com/" text:style-name="Internet_20_link" text:visited-style-name="Visited_20_Internet_20_Link">Virtual Analyst</text:a> <text:span text:style-name="T19">by</text:span> <text:a xlink:type="simple" xlink:href="http://analyticsintelligence.com/" text:style-name="Internet_20_link" text:visited-style-name="Visited_20_Internet_20_Link">Analytics Intelligence</text:a>.</text:p>
        </text:list-item>
        <text:list-item>
          <text:p text:style-name="P38"><text:span text:style-name="T2">Feature </text:span><text:span text:style-name="T7">Development</text:span><text:span text:style-name="T8">s</text:span><text:span text:style-name="T2"> and Test Case</text:span><text:span text:style-name="T3">s</text:span><text:span text:style-name="T2"> Development in</text:span><text:span text:style-name="T1"> </text:span><text:a xlink:type="simple" xlink:href="http://dev.megagolfvirtualleague.com/" text:style-name="Internet_20_link" text:visited-style-name="Visited_20_Internet_20_Link"><text:span text:style-name="T1">Mega Golf Virtual League</text:span></text:a><text:span text:style-name="T2">.</text:span></text:p>
        </text:list-item>
      </text:list>
      <text:p text:style-name="P2"><text:soft-page-break/>Android Applications</text:p>
      <text:list xml:id="list9214135437313858583" text:style-name="L4">
        <text:list-item>
          <text:p text:style-name="P29"><text:span text:style-name="T21">“Windows Ambassador”</text:span>, <text:span text:style-name="T18">an application by Microsoft.</text:span></text:p>
        </text:list-item>
        <text:list-item>
          <text:p text:style-name="P30">“<text:span text:style-name="T21">Where's My App?</text:span>”, <text:span text:style-name="T20">checks the availability status of apps and games in the Windows Phone Store.</text:span></text:p>
        </text:list-item>
        <text:list-item>
          <text:p text:style-name="P29">“<text:a xlink:type="simple" xlink:href="https://github.com/Balu-Varanasi/BabyNamesApp" text:style-name="Internet_20_link" text:visited-style-name="Visited_20_Internet_20_Link">Baby Names</text:a>”, a simple android app to choose a baby name.</text:p>
        </text:list-item>
      </text:list>
      <text:p text:style-name="P13"/>
      <text:p text:style-name="P14">Publications</text:p>
      <text:p text:style-name="P18"><text:span text:style-name="T4">“</text:span><text:span text:style-name="T5">Python Requests Essentials</text:span><text:span text:style-name="T4">”, </text:span><text:span text:style-name="T6">a book which showcases fundamental as well as advanced Python Requests concepts.</text:span></text:p>
      <text:p text:style-name="P7"/>
      <text:p text:style-name="P9">E<text:span text:style-name="T22">ducation</text:span></text:p>
      <text:list xml:id="list6387277671898691081" text:style-name="L5">
        <text:list-item>
          <text:p text:style-name="P33">Batchelor of Technology<text:span text:style-name="T10">, </text:span><text:span text:style-name="T11">Information Technology from </text:span><text:span text:style-name="T12">Vishnu Institute of Technology, </text:span><text:span text:style-name="T13">2008 – 2012.</text:span></text:p>
        </text:list-item>
        <text:list-item>
          <text:p text:style-name="P34"><text:span text:style-name="T23">I</text:span>ntermediate Education<text:span text:style-name="T10"> from Santhiniketan Junior College, </text:span><text:span text:style-name="T14">2006 – 2008.</text:span></text:p>
        </text:list-item>
        <text:list-item>
          <text:p text:style-name="P35">SSC<text:span text:style-name="T10"> from G.V&amp;K.B.M School, 2006.</text:span></text:p>
        </text:list-item>
      </text:list>
      <text:p text:style-name="P19"/>
      <text:p text:style-name="P15">As a Speaker</text:p>
      <text:p text:style-name="P8">PyCon <text:span text:style-name="T33">India,</text:span> 2013; SciPy 2011 &amp; 2013 and CoDec 201<text:span text:style-name="T17">2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" style:display-name="ListLabel 4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02:42:31.380381586</meta:creation-date>
    <dc:date>2015-03-07T19:52:40.235000662</dc:date>
    <meta:editing-duration>PT5H13M13S</meta:editing-duration>
    <meta:editing-cycles>199</meta:editing-cycles>
    <meta:generator>LibreOffice/4.3.3.2$Linux_X86_64 LibreOffice_project/430m0$Build-2</meta:generator>
    <meta:document-statistic meta:table-count="0" meta:image-count="0" meta:object-count="0" meta:page-count="2" meta:paragraph-count="51" meta:word-count="420" meta:character-count="2812" meta:non-whitespace-character-count="2463"/>
  </office:meta>
</office:document-meta>
</file>